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left="0in" fo:margin-right="1.0071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.3264in" fo:margin-right="0.2992in" fo:margin-top="0.2319in" fo:margin-bottom="0in" loext:contextual-spacing="false" fo:line-height="128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left="0.4035in" fo:margin-right="0in" fo:margin-top="0.3846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.4in" fo:margin-right="0in" fo:margin-top="0.211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.3992in" fo:margin-right="0in" fo:margin-top="0.2217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.4508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.2217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2.452in" fo:margin-bottom="0in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in" fo:margin-right="0.0173in" fo:margin-top="0.002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0in" fo:margin-right="0.0146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0in" fo:margin-right="0.0063in" fo:margin-top="0.002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in" fo:margin-right="0.0161in" fo:margin-top="0in" fo:margin-bottom="0in" loext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paragraph-rsid="001ce691" style:text-blinking="false" fo:background-color="transparent"/>
    </style:style>
    <style:style style:name="P14" style:family="paragraph" style:parent-style-name="Text_20_body">
      <style:paragraph-properties fo:margin-left="0in" fo:margin-right="0.0161in" fo:margin-top="0in" fo:margin-bottom="0in" loext:contextual-spacing="false" fo:line-height="12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paragraph-rsid="001ce691" style:text-blinking="false" fo:background-color="transparent"/>
    </style:style>
    <style:style style:name="P15" style:family="paragraph" style:parent-style-name="Text_20_body">
      <style:paragraph-properties fo:margin-top="0.1646in" fo:margin-bottom="0in" loext:contextual-spacing="false" fo:line-height="120%" style:writing-mode="lr-tb"/>
      <style:text-properties fo:language="ru" fo:country="RU" fo:font-weight="normal"/>
    </style:style>
    <style:style style:name="P16" style:family="paragraph" style:parent-style-name="Text_20_body">
      <style:paragraph-properties fo:margin-top="0.1693in" fo:margin-bottom="0in" loext:contextual-spacing="false" fo:line-height="131%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.1693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 style:font-size-asian="10.5pt"/>
    </style:style>
    <style:style style:name="P18" style:family="paragraph" style:parent-style-name="Text_20_body">
      <style:paragraph-properties fo:margin-top="0.1693in" fo:margin-bottom="0in" loext:contextual-spacing="false" fo:line-height="200%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.1508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.1799in" fo:margin-bottom="0in" loext:contextual-spacing="false" fo:line-height="128%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.1555in" fo:margin-bottom="0in" loext:contextual-spacing="false" fo:line-height="128%" style:writing-mode="lr-tb"/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left="0.0035in" fo:margin-right="0.4134in" fo:margin-top="0.1646in" fo:margin-bottom="0in" loext:contextual-spacing="false" fo:line-height="128%" fo:text-indent="-0.0016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left="0.0228in" fo:margin-right="0in" fo:margin-top="0.1555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left="0.0043in" fo:margin-right="0.2764in" fo:margin-top="0.1799in" fo:margin-bottom="0in" loext:contextual-spacing="false" fo:line-height="131%" fo:text-align="justify" style:justify-single-word="false" fo:text-indent="0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left="0.0043in" fo:margin-right="0.9661in" fo:margin-top="0.1508in" fo:margin-bottom="0in" loext:contextual-spacing="false" fo:line-height="131%" fo:text-indent="0.0043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left="0.0071in" fo:margin-right="0.3791in" fo:margin-top="0.1693in" fo:margin-bottom="0in" loext:contextual-spacing="false" fo:line-height="128%" fo:text-indent="0.516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left="0.0047in" fo:margin-right="1.1028in" fo:margin-top="0.1465in" fo:margin-bottom="0in" loext:contextual-spacing="false" fo:line-height="128%" fo:text-indent="0.5189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left="0.0083in" fo:margin-right="0.422in" fo:margin-top="0.1661in" fo:margin-bottom="0in" loext:contextual-spacing="false" fo:line-height="128%" fo:text-indent="0.5154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left="0.0047in" fo:margin-right="0.128in" fo:margin-top="0.1661in" fo:margin-bottom="0in" loext:contextual-spacing="false" fo:line-height="128%" fo:text-indent="0.5189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0" style:family="paragraph" style:parent-style-name="Text_20_body" style:master-page-name="">
      <loext:graphic-properties draw:fill="none"/>
      <style:paragraph-properties fo:margin-left="0in" fo:margin-right="0.1252in" fo:margin-top="0.1555in" fo:margin-bottom="0in" loext:contextual-spacing="false" fo:line-height="133%" fo:text-align="start" style:justify-single-word="false" fo:text-indent="0.5618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left="0.0047in" fo:margin-right="0.7264in" fo:margin-top="0.1799in" fo:margin-bottom="0in" loext:contextual-spacing="false" fo:line-height="128%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left="0.0047in" fo:margin-right="0.3646in" fo:margin-top="0.0335in" fo:margin-bottom="0in" loext:contextual-spacing="false" fo:line-height="128%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3" style:family="paragraph" style:parent-style-name="Text_20_body" style:master-page-name="">
      <loext:graphic-properties draw:fill="none"/>
      <style:paragraph-properties fo:margin-left="0.5618in" fo:margin-right="0in" fo:margin-top="0.1646in" fo:margin-bottom="0in" loext:contextual-spacing="false" fo:line-height="120%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34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</style:style>
    <style:style style:name="P35" style:family="paragraph" style:parent-style-name="Standard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officeooo:paragraph-rsid="0022aeb6"/>
    </style:style>
    <style:style style:name="P36" style:family="paragraph" style:parent-style-name="Text_20_body">
      <style:text-properties officeooo:paragraph-rsid="0026dc6f"/>
    </style:style>
    <style:style style:name="P37" style:family="paragraph" style:parent-style-name="Text_20_body">
      <style:text-properties style:font-name="Times New Roman1" fo:font-size="14pt" officeooo:paragraph-rsid="002dc8d9" style:font-size-asian="14pt" style:font-size-complex="14pt"/>
    </style:style>
    <style:style style:name="P38" style:family="paragraph" style:parent-style-name="Text_20_body">
      <style:text-properties style:font-name="Times New Roman1" fo:font-size="14pt" officeooo:rsid="002dc8d9" officeooo:paragraph-rsid="002dc8d9" style:font-size-asian="14pt" style:font-size-complex="14pt"/>
    </style:style>
    <style:style style:name="P39" style:family="paragraph" style:parent-style-name="Text_20_body">
      <style:paragraph-properties fo:margin-left="0.0047in" fo:margin-right="0.3646in" fo:margin-top="0.0335in" fo:margin-bottom="0in" loext:contextual-spacing="false" fo:line-height="128%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left="0.0047in" fo:margin-right="0.3646in" fo:margin-top="0.0335in" fo:margin-bottom="0in" loext:contextual-spacing="false" fo:line-height="128%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213f73" officeooo:paragraph-rsid="00213f73" style:text-blinking="false" fo:background-color="transparent"/>
    </style:style>
    <style:style style:name="P41" style:family="paragraph" style:parent-style-name="Text_20_body">
      <style:paragraph-properties fo:margin-left="0.0047in" fo:margin-right="0.3646in" fo:margin-top="0.0335in" fo:margin-bottom="0in" loext:contextual-spacing="false" fo:line-height="128%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213f73" officeooo:paragraph-rsid="0022aeb6" style:text-blinking="false" fo:background-color="transparent"/>
    </style:style>
    <style:style style:name="P42" style:family="paragraph" style:parent-style-name="Text_20_body">
      <style:paragraph-properties fo:margin-left="0.0047in" fo:margin-right="0.3646in" fo:margin-top="0.0335in" fo:margin-bottom="0in" loext:contextual-spacing="false" fo:line-height="128%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43" style:family="paragraph" style:parent-style-name="Text_20_body">
      <style:paragraph-properties fo:margin-left="0.0035in" fo:margin-right="0in" fo:margin-top="0.1555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left="0.0008in" fo:margin-right="0.7929in" fo:margin-top="0.1799in" fo:margin-bottom="0in" loext:contextual-spacing="false" fo:line-height="128%" fo:text-indent="0.5083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213f73" style:text-blinking="false" fo:background-color="transparent"/>
    </style:style>
    <style:style style:name="P45" style:family="paragraph" style:parent-style-name="Text_20_body">
      <style:paragraph-properties fo:margin-left="0.002in" fo:margin-right="0.0283in" fo:margin-top="0.1555in" fo:margin-bottom="0in" loext:contextual-spacing="false" fo:line-height="128%" fo:text-indent="0.5071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6" style:family="paragraph" style:parent-style-name="Text_20_body">
      <style:paragraph-properties fo:margin-left="0.0071in" fo:margin-right="0.1228in" fo:margin-top="0.1661in" fo:margin-bottom="0in" loext:contextual-spacing="false" fo:line-height="128%" fo:text-indent="0.502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213f73" style:text-blinking="false" fo:background-color="transparent"/>
    </style:style>
    <style:style style:name="P47" style:family="paragraph" style:parent-style-name="Text_20_body">
      <style:paragraph-properties fo:margin-left="0.0047in" fo:margin-right="0.9634in" fo:margin-top="0.1661in" fo:margin-bottom="0in" loext:contextual-spacing="false" fo:line-height="128%" fo:text-indent="0.5043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left="0.0047in" fo:margin-right="0.9634in" fo:margin-top="0.1661in" fo:margin-bottom="0in" loext:contextual-spacing="false" fo:line-height="128%" fo:text-indent="0.5043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22aeb6" style:text-blinking="false" fo:background-color="transparent"/>
    </style:style>
    <style:style style:name="P49" style:family="paragraph" style:parent-style-name="Text_20_body" style:master-page-name="">
      <loext:graphic-properties draw:fill="none"/>
      <style:paragraph-properties fo:margin-left="0.5in" fo:margin-right="0in" fo:margin-top="0.1555in" fo:margin-bottom="0in" loext:contextual-spacing="false" fo:line-height="200%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f2f67" style:text-blinking="false" fo:background-color="transparent"/>
    </style:style>
    <style:style style:name="P50" style:family="paragraph" style:parent-style-name="Text_20_body">
      <style:paragraph-properties fo:margin-left="0.0047in" fo:margin-right="0.7264in" fo:margin-top="0.1799in" fo:margin-bottom="0in" loext:contextual-spacing="false" fo:line-height="128%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22aeb6" style:text-blinking="false" fo:background-color="transparent"/>
    </style:style>
    <style:style style:name="P51" style:family="paragraph" style:parent-style-name="Text_20_body">
      <style:paragraph-properties fo:margin-left="0.0047in" fo:margin-right="0.7264in" fo:margin-top="0.1799in" fo:margin-bottom="0in" loext:contextual-spacing="false" fo:line-height="128%" fo:text-indent="0.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22aeb6" officeooo:paragraph-rsid="0022aeb6" style:text-blinking="false" fo:background-color="transparent"/>
    </style:style>
    <style:style style:name="P52" style:family="paragraph" style:parent-style-name="Text_20_body">
      <loext:graphic-properties draw:fill="none"/>
      <style:paragraph-properties fo:margin-left="0in" fo:margin-right="0in" fo:margin-top="0.1555in" fo:margin-bottom="0in" loext:contextual-spacing="false" fo:line-height="200%" fo:text-indent="0.5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2577b5" style:text-blinking="false" fo:background-color="transparent"/>
    </style:style>
    <style:style style:name="P53" style:family="paragraph" style:parent-style-name="Text_20_body" style:master-page-name="">
      <loext:graphic-properties draw:fill="none"/>
      <style:paragraph-properties fo:margin-left="0in" fo:margin-right="0in" fo:margin-top="0.1555in" fo:margin-bottom="0in" loext:contextual-spacing="false" fo:line-height="200%" fo:text-indent="0.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2577b5" style:text-blinking="false" fo:background-color="transparent"/>
    </style:style>
    <style:style style:name="P54" style:family="paragraph" style:parent-style-name="Text_20_body">
      <style:paragraph-properties fo:margin-left="0.0047in" fo:margin-right="0.0673in" fo:margin-top="0.1799in" fo:margin-bottom="0in" loext:contextual-spacing="false" fo:line-height="128%" fo:text-indent="0.505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55" style:family="paragraph" style:parent-style-name="Text_20_body">
      <style:paragraph-properties fo:margin-left="0.0035in" fo:margin-right="0.2063in" fo:margin-top="0.1555in" fo:margin-bottom="0in" loext:contextual-spacing="false" fo:line-height="128%" fo:text-indent="0.5071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272fde" style:text-blinking="false" fo:background-color="transparent"/>
    </style:style>
    <style:style style:name="P56" style:family="paragraph" style:parent-style-name="Text_20_body">
      <style:paragraph-properties fo:margin-left="0.0071in" fo:margin-right="0.1646in" fo:margin-top="0.1661in" fo:margin-bottom="0in" loext:contextual-spacing="false" fo:line-height="128%" fo:text-indent="0.5035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57" style:family="paragraph" style:parent-style-name="Text_20_body">
      <style:paragraph-properties fo:margin-left="0.0028in" fo:margin-right="0.1071in" fo:margin-top="0.1661in" fo:margin-bottom="0in" loext:contextual-spacing="false" fo:line-height="131%" fo:text-indent="0.5071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58" style:family="paragraph" style:parent-style-name="Text_20_body">
      <style:paragraph-properties fo:margin-left="0.0028in" fo:margin-right="0.4835in" fo:margin-top="0.1508in" fo:margin-bottom="0in" loext:contextual-spacing="false" fo:line-height="128%" fo:text-indent="0.5071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288b7f" style:text-blinking="false" fo:background-color="transparent"/>
    </style:style>
    <style:style style:name="P59" style:family="paragraph" style:parent-style-name="Text_20_body">
      <style:paragraph-properties fo:margin-left="0.0134in" fo:margin-right="0in" fo:margin-top="0.1646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60" style:family="paragraph" style:parent-style-name="Text_20_body">
      <style:paragraph-properties fo:margin-left="0.5236in" fo:margin-right="0in" fo:margin-top="0.1693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61" style:family="paragraph" style:parent-style-name="Text_20_body">
      <style:paragraph-properties fo:margin-left="0.0071in" fo:margin-right="0.8953in" fo:margin-top="0.1693in" fo:margin-bottom="0in" loext:contextual-spacing="false" fo:line-height="128%" fo:text-indent="0.498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62" style:family="paragraph" style:parent-style-name="Text_20_body">
      <style:paragraph-properties fo:margin-left="0.0047in" fo:margin-right="0in" fo:margin-top="0.1555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63" style:family="paragraph" style:parent-style-name="Text_20_body">
      <style:paragraph-properties fo:margin-left="0.0047in" fo:margin-right="0in" fo:margin-top="0.1555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paragraph-rsid="002a6f39" style:text-blinking="false" fo:background-color="transparent"/>
    </style:style>
    <style:style style:name="P64" style:family="paragraph" style:parent-style-name="Text_20_body">
      <style:paragraph-properties fo:margin-left="0.5047in" fo:margin-right="0in" fo:margin-top="0.1693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65" style:family="paragraph" style:parent-style-name="Text_20_body">
      <style:paragraph-properties fo:margin-left="0.5047in" fo:margin-right="0in" fo:margin-top="0.1693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2a6f39" style:text-blinking="false" fo:background-color="transparent"/>
    </style:style>
    <style:style style:name="P66" style:family="paragraph" style:parent-style-name="Text_20_body">
      <style:paragraph-properties fo:margin-left="0.5047in" fo:margin-right="0in" fo:margin-top="0.1693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2a6f39" officeooo:paragraph-rsid="002a6f39" style:text-blinking="false" fo:background-color="transparent"/>
    </style:style>
    <style:style style:name="P67" style:family="paragraph" style:parent-style-name="Text_20_body">
      <style:paragraph-properties fo:margin-left="0.0228in" fo:margin-right="0.3984in" fo:margin-top="0.1752in" fo:margin-bottom="0in" loext:contextual-spacing="false" fo:line-height="128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68" style:family="paragraph" style:parent-style-name="Text_20_body">
      <style:paragraph-properties fo:margin-left="0.0043in" fo:margin-right="0.0472in" fo:margin-top="0.1661in" fo:margin-bottom="0in" loext:contextual-spacing="false" fo:line-height="128%" fo:text-align="justify" style:justify-single-word="false" fo:text-indent="0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69" style:family="paragraph" style:parent-style-name="Text_20_body">
      <style:paragraph-properties fo:margin-left="0.0075in" fo:margin-right="0.4291in" fo:margin-top="0.1661in" fo:margin-bottom="0in" loext:contextual-spacing="false" fo:line-height="128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70" style:family="paragraph" style:parent-style-name="Text_20_body">
      <style:paragraph-properties fo:margin-top="0.1646in" fo:margin-bottom="0in" loext:contextual-spacing="false" fo:line-height="200%" style:writing-mode="lr-tb"/>
      <style:text-properties fo:font-weight="normal" officeooo:paragraph-rsid="002d2173"/>
    </style:style>
    <style:style style:name="P71" style:family="paragraph" style:parent-style-name="Text_20_body">
      <style:paragraph-properties fo:margin-top="0.0425in" fo:margin-bottom="0in" loext:contextual-spacing="false" fo:line-height="12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72" style:family="paragraph" style:parent-style-name="Text_20_body">
      <style:paragraph-properties fo:margin-top="0.1661in" fo:margin-bottom="0in" loext:contextual-spacing="false" fo:line-height="12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73" style:family="paragraph" style:parent-style-name="Text_20_body">
      <style:paragraph-properties fo:margin-left="0.0035in" fo:margin-right="0.35in" fo:margin-top="0.1661in" fo:margin-bottom="0in" loext:contextual-spacing="false" fo:line-height="128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1">
      <style:paragraph-properties fo:break-before="page"/>
      <style:text-properties fo:language="ru" fo:country="RU"/>
    </style:style>
    <style:style style:name="P7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1ce691"/>
    </style:style>
    <style:style style:name="T2" style:family="text">
      <style:text-properties officeooo:rsid="001d3d5a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d3d5a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1f2f6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22aeb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officeooo:rsid="00272fd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fo:font-style="normal" style:text-underline-style="none" fo:font-weight="normal" officeooo:rsid="002dc8d9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4.1000003814697pt" fo:font-style="normal" style:text-underline-style="none" fo:font-weight="bold" style:text-blinking="false" fo:background-color="transparent" loext:char-shading-value="0" style:font-size-asian="14.1000003814697pt" style:font-weight-asian="bold" style:font-size-complex="14.1000003814697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ize="14.1000003814697pt" fo:font-style="normal" style:text-underline-style="none" fo:font-weight="bold" officeooo:rsid="002b31a0" style:text-blinking="false" fo:background-color="transparent" loext:char-shading-value="0" style:font-size-asian="14.1000003814697pt" style:font-weight-asian="bold" style:font-size-complex="14.1000003814697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ize="14pt" fo:language="ru" fo:country="RU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ize="14pt" fo:language="ru" fo:country="RU" fo:font-style="normal" style:text-underline-style="none" fo:font-weight="normal" officeooo:rsid="002dc8d9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ize="14pt" fo:language="ru" fo:country="RU" fo:font-style="normal" style:text-underline-style="none" fo:font-weight="normal" officeooo:rsid="002dc8d9" style:text-blinking="false" fo:background-color="transparent" loext:char-shading-value="0" style:font-size-asian="14pt" style:font-size-complex="14pt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ize="14pt" fo:language="ru" fo:country="RU" fo:font-style="normal" style:text-underline-style="none" fo:font-weight="normal" officeooo:rsid="002dc8d9" style:text-blinking="false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2dc8d9" style:text-blinking="false" fo:background-color="transparent" loext:char-shading-value="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d3d5a" style:font-style-asian="italic" style:font-style-complex="italic"/>
    </style:style>
    <style:style style:name="T22" style:family="text">
      <style:text-properties officeooo:rsid="001e5582"/>
    </style:style>
    <style:style style:name="T23" style:family="text">
      <style:text-properties officeooo:rsid="001e9143"/>
    </style:style>
    <style:style style:name="T24" style:family="text">
      <style:text-properties officeooo:rsid="001f2f67"/>
    </style:style>
    <style:style style:name="T25" style:family="text">
      <style:text-properties officeooo:rsid="00213f73"/>
    </style:style>
    <style:style style:name="T26" style:family="text">
      <style:text-properties officeooo:rsid="0022aeb6"/>
    </style:style>
    <style:style style:name="T27" style:family="text">
      <style:text-properties officeooo:rsid="002577b5"/>
    </style:style>
    <style:style style:name="T28" style:family="text">
      <style:text-properties officeooo:rsid="00272fde"/>
    </style:style>
    <style:style style:name="T29" style:family="text">
      <style:text-properties officeooo:rsid="00288b7f"/>
    </style:style>
    <style:style style:name="T30" style:family="text">
      <style:text-properties officeooo:rsid="002a6f39"/>
    </style:style>
    <style:style style:name="T31" style:family="text">
      <style:text-properties fo:font-size="14pt" officeooo:rsid="002dc8d9" style:font-size-asian="14pt" style:font-size-complex="14pt"/>
    </style:style>
    <style:style style:name="T32" style:family="text">
      <style:text-properties officeooo:rsid="002be671"/>
    </style:style>
    <style:style style:name="T33" style:family="text">
      <style:text-properties officeooo:rsid="002d2173"/>
    </style:style>
    <style:style style:name="T34" style:family="text">
      <style:text-properties officeooo:rsid="002dc8d9"/>
    </style:style>
    <style:style style:name="T35" style:family="text">
      <style:text-properties style:font-name="Times New Roman1"/>
    </style:style>
    <style:style style:name="T36" style:family="text">
      <style:text-properties style:font-name="Times New Roman1" fo:font-size="14pt" officeooo:rsid="002dc8d9" style:font-size-asian="14pt" style:font-size-complex="14pt"/>
    </style:style>
    <style:style style:name="T37" style:family="text">
      <style:text-properties officeooo:rsid="0030718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af96eb8f-7fff-7074-5609-d092a0b61690"/>Министерство образования Республики Беларусь </text:p>
      <text:p text:style-name="P3">Учреждение образования «Белорусский государственный университет информатики и радиоэлектроники» </text:p>
      <text:p text:style-name="P4">Факультет компьютерных систем и сетей </text:p>
      <text:p text:style-name="P5">Кафедра информатики </text:p>
      <text:p text:style-name="P6">Дисциплина: Технологии разработки программного обеспечения </text:p>
      <text:p text:style-name="P7">Отчет по лабораторной работе №1 </text:p>
      <text:p text:style-name="P8">«Написание технического задания» </text:p>
      <text:p text:style-name="P9">Студенты гр. 753502 </text:p>
      <text:p text:style-name="P10"><text:span text:style-name="T1">Василюк</text:span> В.<text:span text:style-name="T1">И</text:span>., </text:p>
      <text:p text:style-name="P11"><text:span text:style-name="T1">Клишевич И.Д., Толкачев Д.С</text:span>. </text:p>
      <text:p text:style-name="P12">Руководитель </text:p>
      <text:p text:style-name="P13">Кучинский А.В. 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Минск 2020</text:p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76"><text:a xlink:type="simple" xlink:href="#__RefHeading___Toc211_3212510262" text:style-name="Index_20_Link" text:visited-style-name="Index_20_Link">Глоссарий<text:tab/>3</text:a></text:p>
          <text:p text:style-name="P76"><text:a xlink:type="simple" xlink:href="#__RefHeading___Toc214_3212510262" text:style-name="Index_20_Link" text:visited-style-name="Index_20_Link">1. Общие сведения <text:tab/>4</text:a></text:p>
          <text:p text:style-name="P76"><text:a xlink:type="simple" xlink:href="#__RefHeading___Toc217_3212510262" text:style-name="Index_20_Link" text:visited-style-name="Index_20_Link">2. Требования к системе <text:tab/>5</text:a></text:p>
          <text:p text:style-name="P77"><text:a xlink:type="simple" xlink:href="#__RefHeading___Toc219_3212510262" text:style-name="Index_20_Link" text:visited-style-name="Index_20_Link">2.1. Функциональные требования <text:tab/>5</text:a></text:p>
          <text:p text:style-name="P78"><text:a xlink:type="simple" xlink:href="#__RefHeading___Toc221_3212510262" text:style-name="Index_20_Link" text:visited-style-name="Index_20_Link">2.1.1. Общие требования <text:tab/>5</text:a></text:p>
          <text:p text:style-name="P78"><text:a xlink:type="simple" xlink:href="#__RefHeading___Toc536_3212510262" text:style-name="Index_20_Link" text:visited-style-name="Index_20_Link">2.1.2. Требования к серверному приложению <text:tab/>5</text:a></text:p>
          <text:p text:style-name="P78"><text:a xlink:type="simple" xlink:href="#__RefHeading___Toc286_1287697620" text:style-name="Index_20_Link" text:visited-style-name="Index_20_Link">2.1.3. Требования к веб-клиенту <text:tab/>7</text:a></text:p>
          <text:p text:style-name="P78"><text:a xlink:type="simple" xlink:href="#__RefHeading___Toc288_1287697620" text:style-name="Index_20_Link" text:visited-style-name="Index_20_Link"><text:s/></text:a><text:a xlink:type="simple" xlink:href="#__RefHeading___Toc288_1287697620" text:style-name="Index_20_Link" text:visited-style-name="Index_20_Link"> </text:a><text:a xlink:type="simple" xlink:href="#__RefHeading___Toc288_1287697620" text:style-name="Index_20_Link" text:visited-style-name="Index_20_Link">2.1.4. Требования к </text:a><text:a xlink:type="simple" xlink:href="#__RefHeading___Toc288_1287697620" text:style-name="Index_20_Link" text:visited-style-name="Index_20_Link">Telegram боту</text:a><text:a xlink:type="simple" xlink:href="#__RefHeading___Toc288_1287697620" text:style-name="Index_20_Link" text:visited-style-name="Index_20_Link"><text:tab/>8</text:a></text:p>
          <text:p text:style-name="P76"><text:a xlink:type="simple" xlink:href="#__RefHeading___Toc291_1287697620" text:style-name="Index_20_Link" text:visited-style-name="Index_20_Link">2.2 Нефункциональные требования <text:tab/>8</text:a></text:p>
          <text:p text:style-name="P77"><text:a xlink:type="simple" xlink:href="#__RefHeading___Toc293_1287697620" text:style-name="Index_20_Link" text:visited-style-name="Index_20_Link">2.2.1. Требования к серверному приложению <text:tab/>8</text:a></text:p>
          <text:p text:style-name="P78"><text:a xlink:type="simple" xlink:href="#__RefHeading___Toc295_1287697620" text:style-name="Index_20_Link" text:visited-style-name="Index_20_Link">2.2.2. Требования к веб-клиенту <text:tab/>9</text:a></text:p>
          <text:p text:style-name="P78"><text:a xlink:type="simple" xlink:href="#__RefHeading___Toc297_1287697620" text:style-name="Index_20_Link" text:visited-style-name="Index_20_Link">2.2.3. Требования к Telegram боту <text:tab/>9</text:a></text:p>
        </text:index-body>
      </text:table-of-content>
      <text:p text:style-name="P14"/>
      <text:p text:style-name="P1"><text:line-break/></text:p>
      <text:h text:style-name="P75" text:outline-level="1"><text:bookmark-start text:name="__RefHeading___Toc211_3212510262"/>Глоссарий<text:bookmark-end text:name="__RefHeading___Toc211_3212510262"/></text:h>
      <text:p text:style-name="P37"><text:bookmark text:name="docs-internal-guid-ded4507d-7fff-7e4b-8664-a964d6166964"/><text:span text:style-name="T18">Пользователь (англ. User) — конечный потребитель разрабатываемого программного обеспечения.</text:span></text:p>
      <text:p text:style-name="P37"><text:line-break/><text:span text:style-name="T34">Производитель (англ. Make) </text:span><text:span text:style-name="T19">— абстракция, содержащая наименованиие компании производителя авто.<text:line-break/></text:span></text:p>
      <text:p text:style-name="P38"><text:span text:style-name="T18">Модель (англ. Model) — абстракция, содержащая наименованиие модели авто и логическую связь с компанией производителем.</text:span></text:p>
      <text:p text:style-name="P38"><text:span text:style-name="T18"><text:line-break/>Фильтр (англ. Filter) — логическая совокупность параметров для поиска автомобиля.<text:line-break/></text:span></text:p>
      <text:p text:style-name="P38"><text:span text:style-name="T18">Бот (англ. Bot) — специальная программа, выполняющая автоматически и/или по заданному расписанию какие-либо действия через интерфейсы, предназначенные для людей.</text:span></text:p>
      <text:h text:style-name="P75" text:outline-level="1"><text:bookmark-start text:name="__RefHeading___Toc214_3212510262"/><text:bookmark text:name="docs-internal-guid-7a52d30f-7fff-4633-2f77-1cc20598091b"/>1. Общие сведения <text:bookmark-end text:name="__RefHeading___Toc214_3212510262"/></text:h>
      <text:p text:style-name="P15"><text:span text:style-name="T3">Название проекта — </text:span><text:span text:style-name="T5">AutoTrackBot</text:span><text:span text:style-name="T3">. </text:span></text:p>
      <text:p text:style-name="P17">Проект представляет собой систему для <text:span text:style-name="T2">отслеживания</text:span> <text:span text:style-name="T2">новых лотов </text:span>на <text:span text:style-name="T2">аукционе по продаже авто</text:span> <text:span text:style-name="T21">copart.com</text:span>. </text:p>
      <text:p text:style-name="P16">Назначение проекта — упрощение процесса <text:span text:style-name="T2">покупки автомобиля на аукционе (информирование клиента о появившейся возможности приобрести интересуемый автомобиль)</text:span>. </text:p>
      <text:p text:style-name="P19">Цели разработки: </text:p>
      <text:p text:style-name="P20">1. Создание системы, позволяющей эффективно <text:span text:style-name="T2">уведомлять</text:span> <text:span text:style-name="T22">пользователя об новых авто по заданным фильтрам</text:span>. </text:p>
      <text:p text:style-name="P21">2. Предоставление пользователям удобного интерфейса для <text:span text:style-name="T22">установки</text:span> <text:span text:style-name="T22">фильтров на интересумые авто.</text:span></text:p>
      <text:p text:style-name="P18"><text:span text:style-name="T22">3</text:span>. Интеграция системы <text:span text:style-name="T22">в Telegram для наиболее быстрого уведомления пользователя.</text:span></text:p>
      <text:p text:style-name="P1"><text:line-break/></text:p>
      <text:h text:style-name="P74" text:outline-level="1"><text:bookmark-start text:name="__RefHeading___Toc217_3212510262"/><text:bookmark text:name="docs-internal-guid-416a3600-7fff-9611-418c-5fa433b8d8b9"/>2. Требования к системе <text:bookmark-end text:name="__RefHeading___Toc217_3212510262"/></text:h>
      <text:h text:style-name="Heading_20_2" text:outline-level="2"><text:bookmark-start text:name="__RefHeading___Toc219_3212510262"/>2.1. Функциональные требования <text:bookmark-end text:name="__RefHeading___Toc219_3212510262"/></text:h>
      <text:h text:style-name="Heading_20_3" text:outline-level="3"><text:bookmark-start text:name="__RefHeading___Toc221_3212510262"/>2.1.1. Общие требования <text:bookmark-end text:name="__RefHeading___Toc221_3212510262"/></text:h>
      <text:p text:style-name="P22">Разрабатываемая система состоит из трех частей: серверное приложение, веб-клиент и <text:span text:style-name="T22">бот для Telegram</text:span>. </text:p>
      <text:p text:style-name="P23">1. Серверное приложение должно быть доступно пользователям Интернет. </text:p>
      <text:p text:style-name="P24">2. Веб-клиент должен быть доступен пользователям Интернет. Веб-клиент осуществляет взаимодействие с серверным приложением для получения и модификации данных. </text:p>
      <text:p text:style-name="P25">3. <text:span text:style-name="T22">Бот</text:span> для <text:span text:style-name="T22">Telegram</text:span> должно быть доступ<text:span text:style-name="T22">ен</text:span> пользователям <text:span text:style-name="T22">Telegram</text:span>. <text:span text:style-name="T22">Бот</text:span> для <text:span text:style-name="T22">Telegram</text:span> осуществляет взаимодействие с серверным приложением для получения и модификации данных. </text:p>
      <text:h text:style-name="Heading_20_3" text:outline-level="3"><text:bookmark-start text:name="__RefHeading___Toc536_3212510262"/>2.1.2. Требования к серверному приложению <text:bookmark-end text:name="__RefHeading___Toc536_3212510262"/></text:h>
      <text:p text:style-name="P33">1. Пользователи </text:p>
      <text:p text:style-name="P26">1.1. Пользователь должен <text:span text:style-name="T23">иметь возможность пользоваться системой с помощью</text:span> <text:span text:style-name="T23">аккаунта</text:span> в <text:span text:style-name="T23">мессенджере Telegram</text:span>. </text:p>
      <text:p text:style-name="P30">1.<text:span text:style-name="T23">2</text:span>. После <text:span text:style-name="T23">входа</text:span> <text:span text:style-name="T23">в</text:span> систем<text:span text:style-name="T23">у</text:span> генерирует <text:span text:style-name="T23">ся UserAPIKey</text:span>, используя который пользователь сможет проходить аутентификацию. </text:p>
      <text:p text:style-name="P27">1.<text:span text:style-name="T23">3</text:span>. Для аутентификации пользователей в системе должны использоваться <text:span text:style-name="T23">значения UserAPIKey</text:span>. </text:p>
      <text:p text:style-name="P28">1.<text:span text:style-name="T23">4</text:span>. Пользователь должен иметь возможность <text:span text:style-name="T23">деактивировать</text:span> утерянный UserAPIKey. </text:p>
      <text:p text:style-name="P29">1.<text:span text:style-name="T23">5</text:span>. <text:span text:style-name="T23">Сгенерированное системой значение UserAPIKey </text:span><text:s/>должн<text:span text:style-name="T23">о</text:span> <text:span text:style-name="T23">стать недействительным спустя сутки после создания</text:span>. </text:p>
      <text:p text:style-name="Text_20_body"/>
      <text:p text:style-name="Text_20_body"/>
      <text:p text:style-name="P34"><text:soft-page-break/><text:line-break/><text:bookmark text:name="docs-internal-guid-862803d8-7fff-94d1-7ded-8161736e40a3"/><text:span text:style-name="T4">2. </text:span><text:span text:style-name="T6">Производители</text:span></text:p>
      <text:p text:style-name="P31">2.1. <text:span text:style-name="T24">Пользователи и персонал </text:span>систем<text:span text:style-name="T24">ы</text:span> <text:span text:style-name="T24">не должны иметь возможности добавлять новых и редактировать существующих производителей</text:span>. </text:p>
      <text:p text:style-name="P49">2.2. Для <text:span text:style-name="T24">производителя</text:span> обязательным является поле name. <text:line-break/><text:span text:style-name="T25">2.3. Поле name не должно быть пустым.</text:span><text:line-break/>2.<text:span text:style-name="T25">4</text:span>. Название <text:span text:style-name="T24">производителя</text:span> является уникальным во всей системе. </text:p>
      <text:p text:style-name="P32">2.<text:span text:style-name="T25">5</text:span>. <text:span text:style-name="T24">Пользователи</text:span> <text:span text:style-name="T24">системы</text:span> должны иметь возможность просматривать <text:span text:style-name="T24">производителю</text:span> <text:span text:style-name="T24">и соответствующие им марки авто</text:span>. </text:p>
      <text:p text:style-name="P40">2.6. При удалении сущности производителя должны удаляться все связанные с ней сущности моделей.</text:p>
      <text:p text:style-name="P32"/>
      <text:p text:style-name="P42"><text:bookmark text:name="docs-internal-guid-cb7ba5d3-7fff-3476-5276-b2198c6af6af"/>3. <text:span text:style-name="T25">Модели</text:span></text:p>
      <text:p text:style-name="P44">3.1. <text:span text:style-name="T24">Пользователи и персонал </text:span>систем<text:span text:style-name="T24">ы</text:span> <text:span text:style-name="T24">не должны иметь возможности добавлять новые и редактировать существующие модели</text:span>. </text:p>
      <text:p text:style-name="P45">3.2. Обязательными для заполнения полями являются <text:span text:style-name="T25">make</text:span> <text:span text:style-name="T25">(производитель) </text:span>и <text:span text:style-name="T25">model_name</text:span>. </text:p>
      <text:p text:style-name="P46">3.3. <text:span text:style-name="T25">Поле model_name не должно быть пустым.</text:span> </text:p>
      <text:p text:style-name="P48">3.4. <text:span text:style-name="T25">Пара значений make и model_name должны быть уникальными для всей системы</text:span>. </text:p>
      <text:p text:style-name="P41"><text:span text:style-name="T26">3</text:span>.<text:span text:style-name="T26">5</text:span>. При удалении сущности <text:span text:style-name="T26">модели</text:span> должны удаляться все связанные с ней сущности <text:span text:style-name="T26">авто</text:span>.</text:p>
      <text:p text:style-name="P47"/>
      <text:p text:style-name="P35"><text:span text:style-name="T7">4</text:span><text:span text:style-name="T4">. </text:span><text:span text:style-name="T7">Авто</text:span></text:p>
      <text:p text:style-name="P50"><text:span text:style-name="T26">4</text:span>.1. <text:span text:style-name="T24">Пользователи и персонал </text:span>систем<text:span text:style-name="T24">ы</text:span> <text:span text:style-name="T24">не должны иметь возможности добавлять новые и редактировать существующие авто</text:span>.</text:p>
      <text:p text:style-name="P51"><text:soft-page-break/>4.2. Новые сущности авто система должна получать из <text:span text:style-name="T28">системы покупки авто</text:span> <text:span text:style-name="T20">caport.com</text:span>.</text:p>
      <text:p text:style-name="P53"><text:span text:style-name="T26">4</text:span>.<text:span text:style-name="T26">3</text:span>. Для <text:span text:style-name="T26">авто</text:span> обязательным<text:span text:style-name="T26">и</text:span> явля<text:span text:style-name="T26">ю</text:span>тся пол<text:span text:style-name="T26">я</text:span> <text:span text:style-name="T26">model, model_detail, year и vin</text:span>. <text:line-break/><text:tab/><text:span text:style-name="T26">4.4. Поля model, model_detail, year и vin не должны быть пустыми.<text:line-break/><text:tab/>4</text:span>.<text:span text:style-name="T26">5</text:span>. <text:span text:style-name="T27">Поле year должно быть в диапазоне значений 1920 и 2100</text:span>. </text:p>
      <text:p text:style-name="P52"/>
      <text:p text:style-name="P36"><text:tab/><text:bookmark text:name="docs-internal-guid-feaf57ab-7fff-3b8c-b3ec-f99af979fb27"/><text:span text:style-name="T4">5. </text:span><text:span text:style-name="T8">Фильтры</text:span></text:p>
      <text:p text:style-name="P54">5.1. <text:span text:style-name="T28">Пользователь</text:span> <text:span text:style-name="T28">системы </text:span>должен иметь возможность создавать <text:span text:style-name="T28">фильтры</text:span>. </text:p>
      <text:p text:style-name="P55">5.2. Для <text:span text:style-name="T28">фильтра</text:span> обязательным<text:span text:style-name="T26">и</text:span> явля<text:span text:style-name="T26">ю</text:span>тся пол<text:span text:style-name="T26">я</text:span> <text:span text:style-name="T28">user, model, start_year, end_year, start_by_now (дата начала подписки) и end_by_now (дата конца подписки)</text:span>. </text:p>
      <text:p text:style-name="P56">5.3. <text:span text:style-name="T29">Поля user и model не должны быть пустыми</text:span>. </text:p>
      <text:p text:style-name="P57">5.4. <text:span text:style-name="T29">Дата конца подписки должна быть не раньше даты начала подписки</text:span>. </text:p>
      <text:p text:style-name="P58">5.5. <text:span text:style-name="T29">Начальный год модели должен быть не позже конечного года модели</text:span>.</text:p>
      <text:p text:style-name="P58"><text:span text:style-name="T29">5.6. По истечению времени подписки фильтр должен перестать отслеживаться.</text:span></text:p>
      <text:p text:style-name="P58"/>
      <text:h text:style-name="Heading_20_3" text:outline-level="3"><text:bookmark text:name="docs-internal-guid-3b92c4f8-7fff-6334-c413-c61edcf577f6"/><text:bookmark-start text:name="__RefHeading___Toc286_1287697620"/>2.1.3. Требования к веб-клиенту <text:bookmark-end text:name="__RefHeading___Toc286_1287697620"/></text:h>
      <text:p text:style-name="P59"><text:tab/>1. Навигация </text:p>
      <text:p text:style-name="P60">1. Роутинг осуществляется на стороне веб-клиента </text:p>
      <text:p text:style-name="P61"><text:soft-page-break/>2. Если страница не существует, пользователь должен видеть сообщение об ошибке 404 </text:p>
      <text:p text:style-name="P62">2. Домашняя страница </text:p>
      <text:p text:style-name="P64">2.1. Доступна по адресу / </text:p>
      <text:p text:style-name="P64">2.2. Содержит <text:span text:style-name="T37">таблицу всех моделей</text:span>. </text:p>
      <text:p text:style-name="P63"><text:span text:style-name="T30">3</text:span>. <text:span text:style-name="T30">Страница фильтров</text:span></text:p>
      <text:p text:style-name="P65">2.1. Доступна по адресу /<text:span text:style-name="T37">add-filter</text:span></text:p>
      <text:p text:style-name="P66">2.2. Содержит формы для создания фильтров. </text:p>
      <text:h text:style-name="Heading_20_3" text:outline-level="3"><text:bookmark-start text:name="__RefHeading___Toc288_1287697620"/><text:line-break/><text:span text:style-name="T9"> </text:span><text:bookmark text:name="docs-internal-guid-fe48ea18-7fff-dc18-bed2-a2a622756f55"/><text:span text:style-name="T12">2.1.4. Требования к </text:span><text:span text:style-name="T13">Telegram боту</text:span><text:bookmark-end text:name="__RefHeading___Toc288_1287697620"/></text:h>
      <text:p text:style-name="Text_20_body"><text:line-break/><text:line-break/></text:p>
      <text:p text:style-name="P32"/>
      <text:h text:style-name="Heading_20_1" text:outline-level="1"><text:bookmark text:name="docs-internal-guid-7e084ffc-7fff-f68f-5679-531e73393ee2"/><text:bookmark-start text:name="__RefHeading___Toc291_1287697620"/><text:span text:style-name="T32">2.2 </text:span>Нефункциональные требования <text:bookmark-end text:name="__RefHeading___Toc291_1287697620"/></text:h>
      <text:h text:style-name="Heading_20_2" text:outline-level="2"><text:bookmark-start text:name="__RefHeading___Toc293_1287697620"/>2.2.1. Требования к серверному приложению <text:bookmark-end text:name="__RefHeading___Toc293_1287697620"/></text:h>
      <text:p text:style-name="P67">1. Приложение должно работать на компьютере под управлением Ubuntu 18.04. </text:p>
      <text:p text:style-name="P68">2. Приложение должно состоять из двух частей — приложения, написанного на <text:s/>Python <text:span text:style-name="T33">фреймворке Django</text:span>, и сервиса для <text:span text:style-name="T33">скраппинга</text:span> <text:span text:style-name="T33">данных</text:span> с <text:span text:style-name="T33">copart.com</text:span>, написанном на <text:span text:style-name="T33">Scrapy</text:span>. </text:p>
      <text:p text:style-name="P43"><text:span text:style-name="T33">3</text:span>. Оба сервиса должны запускаться внутри Docker контейнера. </text:p>
      <text:p text:style-name="P69"><text:span text:style-name="T33">4</text:span>. <text:span text:style-name="T33">Приложения</text:span>, написанн<text:span text:style-name="T33">ые</text:span> на <text:span text:style-name="T33">Python</text:span>, должн<text:span text:style-name="T33">ы</text:span> работать с PostgreSQL в качестве СУБД. </text:p>
      <text:p text:style-name="P73"/>
      <text:p text:style-name="P73"/>
      <text:h text:style-name="Heading_20_3" text:outline-level="3"><text:bookmark-start text:name="__RefHeading___Toc295_1287697620"/><text:soft-page-break/>2.2.2. Требования к веб-клиенту <text:bookmark-end text:name="__RefHeading___Toc295_1287697620"/></text:h>
      <text:p text:style-name="P70"><text:span text:style-name="T3">1. Веб-клиент не должен иметь сторонних JS-зависимостей.</text:span></text:p>
      <text:p text:style-name="P70"><text:span text:style-name="T3">2. Все статические файлы должны быть загружены в облако.</text:span></text:p>
      <text:h text:style-name="Heading_20_3" text:outline-level="3"><text:bookmark-start text:name="__RefHeading___Toc297_1287697620"/>2.2.3. Требования к <text:span text:style-name="T33">Telegram боту</text:span> <text:bookmark-end text:name="__RefHeading___Toc297_1287697620"/></text:h>
      <text:p text:style-name="P71">1. Разработка <text:span text:style-name="T33">Telegram</text:span> <text:span text:style-name="T33">бота</text:span> должна вестись на язык<text:span text:style-name="T33">е</text:span> программирования <text:span text:style-name="T33">Python</text:span> версии <text:span text:style-name="T33">не менее 3.6.</text:span></text:p>
      <text:p text:style-name="P72">2. Готов<text:span text:style-name="T33">ый</text:span> <text:span text:style-name="T33">бот</text:span> долж<text:span text:style-name="T33">ен</text:span> запускаться на всех <text:span text:style-name="T33">актуальных <text:s/>устройствах с доступом к Telegram</text:span>. 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20:46:57.540954955</meta:creation-date>
    <dc:date>2020-11-19T13:02:46.942441455</dc:date>
    <meta:editing-duration>PT5H29M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9" meta:paragraph-count="104" meta:word-count="794" meta:character-count="6175" meta:non-whitespace-character-count="5377"/>
  </office:meta>
</office:document-meta>
</file>